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F600000708C98E9C3C77BF43F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fill="solid" draw:fill-color="#e6e6e6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19.516cm"/>
    </style:style>
    <style:style style:name="pr2" style:family="presentation" style:parent-style-name="Predeterminado-subtitle">
      <style:graphic-properties draw:fill="solid" draw:fill-color="#e6e6e6" draw:opacity="70%" draw:auto-grow-height="true" fo:min-height="7.7cm" fo:padding-top="0.5cm" fo:padding-bottom="0.5cm" fo:padding-left="0.5cm" fo:padding-right="0.5cm" draw:shadow-opacity="70%"/>
    </style:style>
    <style:style style:name="pr3" style:family="presentation" style:parent-style-name="Predeterminado-subtitle">
      <style:graphic-properties draw:fill="solid" draw:fill-color="#e6e6e6" draw:opacity="70%" draw:textarea-vertical-align="top" draw:auto-grow-height="true" fo:min-height="4.208cm" fo:padding-top="0.5cm" fo:padding-bottom="0.5cm" fo:padding-left="0.5cm" fo:padding-right="0.5cm" draw:shadow-opacity="70%"/>
    </style:style>
    <style:style style:name="pr4" style:family="presentation" style:parent-style-name="Predeterminado-notes">
      <style:graphic-properties draw:fill-color="#ffffff" draw:auto-grow-height="true" fo:min-height="13.364cm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style:paragraph-properties fo:line-height="150%" fo:text-align="justify"/>
      <style:text-properties style:font-name="Liberation Serif" fo:font-size="18pt" style:font-size-asian="32pt" style:font-size-complex="32pt"/>
    </style:style>
    <style:style style:name="P3" style:family="paragraph">
      <style:paragraph-properties fo:line-height="150%"/>
      <style:text-properties style:font-name="Liberation Serif" fo:font-size="18pt" style:font-size-asian="32pt" style:font-size-complex="32pt"/>
    </style:style>
    <style:style style:name="P4" style:family="paragraph">
      <loext:graphic-properties draw:fill="solid" draw:fill-color="#e6e6e6" draw:opacity="70%"/>
      <style:paragraph-properties fo:line-height="150%" fo:text-align="justify"/>
      <style:text-properties style:font-name="Liberation Serif" fo:font-size="18pt" style:font-size-asian="32pt" style:font-size-complex="32pt"/>
    </style:style>
    <style:style style:name="P5" style:family="paragraph">
      <style:paragraph-properties fo:line-height="150%" fo:text-align="star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solid" draw:fill-color="#e6e6e6" draw:opacity="70%"/>
      <style:paragraph-properties fo:line-height="150%" fo:text-align="star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-color="#ffffff"/>
    </style:style>
    <style:style style:name="T1" style:family="text">
      <style:text-properties style:font-name="Liberation Serif" fo:font-size="24pt" style:font-size-asian="24pt" style:font-size-complex="24pt"/>
    </style:style>
    <style:style style:name="T2" style:family="text"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Liberation Serif" fo:font-size="18pt" style:font-size-asian="32pt" style:font-size-complex="32pt"/>
    </style:style>
    <style:style style:name="T4" style:family="text"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Liberation Serif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84.1cm" svg:height="119.202cm" svg:x="0cm" svg:y="-0.263cm">
          <draw:image xlink:href="Pictures/10000000000004F600000708C98E9C3C77BF43F2.jpg" xlink:type="simple" xlink:show="embed" xlink:actuate="onLoad">
            <text:p/>
          </draw:image>
        </draw:frame>
        <draw:frame presentation:style-name="pr1" draw:layer="layout" svg:width="73.887cm" svg:height="19.516cm" svg:x="5.105cm" svg:y="5.657cm" presentation:class="title" presentation:placeholder="true">
          <draw:text-box/>
        </draw:frame>
        <draw:frame presentation:style-name="pr2" draw:text-style-name="P4" draw:layer="layout" svg:width="17.8cm" svg:height="8.7cm" svg:x="1cm" svg:y="109.015cm" presentation:class="subtitle" presentation:user-transformed="true">
          <draw:text-box draw:corner-radius="0.8cm">
            <text:p text:style-name="P2"><text:span text:style-name="T1">This work has been supported in part by projects </text:span><text:span text:style-name="T2">TIN2014-56494-C4-3-P</text:span><text:span text:style-name="T1"> (Spanish Ministry of Economy and Competitiveness) and project V17-2015 of the Microprojects program 2015 from CEI BioTIC Granada.</text:span></text:p>
            <text:p text:style-name="P3"><text:span text:style-name="T3"/></text:p>
          </draw:text-box>
        </draw:frame>
        <draw:frame presentation:style-name="pr3" draw:text-style-name="P6" draw:layer="layout" svg:width="19.3cm" svg:height="5.208cm" svg:x="19.3cm" svg:y="109.015cm">
          <draw:text-box draw:corner-radius="0.8cm">
            <text:p text:style-name="P5"><text:span text:style-name="T4">Image credits</text:span></text:p>
            <text:list text:style-name="L1">
              <text:list-item>
                <text:p text:style-name="P5"><text:span text:style-name="T2">Background: </text:span><text:span text:style-name="T5">N. Raymond at </text:span><text:span text:style-name="T2">flic.kr/p/h6R8go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7.89999389648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2.22cm" fo:margin-bottom="0cm" fo:text-indent="0cm"/>
      <style:text-properties fo:font-size="155.80000305175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1.667cm" fo:margin-bottom="0cm" fo:text-indent="0cm"/>
      <style:text-properties fo:font-size="133.39999389648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1.107cm" fo:margin-bottom="0cm" fo:text-indent="0cm"/>
      <style:text-properties fo:font-size="111.09999847412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553cm" fo:margin-bottom="0cm" fo:text-indent="0cm"/>
      <style:text-properties fo:font-size="111.09999847412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553cm" fo:margin-bottom="0cm" fo:text-indent="0cm"/>
      <style:text-properties fo:font-size="111.09999847412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553cm" fo:margin-bottom="0cm" fo:text-indent="0cm"/>
      <style:text-properties fo:font-size="111.09999847412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553cm" fo:margin-bottom="0cm" fo:text-indent="0cm"/>
      <style:text-properties fo:font-size="111.09999847412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553cm" fo:margin-bottom="0cm" fo:text-indent="0cm"/>
      <style:text-properties fo:font-size="111.09999847412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4.89999389648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Predeterminado" style:page-layout-name="PM1" draw:style-name="Mdp1">
      <draw:frame presentation:style-name="Predeterminado-title" draw:layer="backgroundobjects" svg:width="73.887cm" svg:height="19.516cm" svg:x="5.105cm" svg:y="5.657cm" presentation:class="title" presentation:placeholder="true">
        <draw:text-box/>
      </draw:frame>
      <draw:frame presentation:style-name="Predeterminado-outline1" draw:layer="backgroundobjects" svg:width="73.887cm" svg:height="67.796cm" svg:x="5.105cm" svg:y="28.354cm" presentation:class="outline" presentation:placeholder="true">
        <draw:text-box/>
      </draw:frame>
      <draw:frame presentation:style-name="Mpr1" draw:text-style-name="MP2" draw:layer="backgroundobjects" svg:width="19.126cm" svg:height="8.06cm" svg:x="5.105cm" svg:y="107.49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26.023cm" svg:height="8.06cm" svg:x="29.077cm" svg:y="107.49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9.126cm" svg:height="8.06cm" svg:x="59.863cm" svg:y="107.495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J Merelo</meta:initial-creator>
    <meta:creation-date>2016-03-25T17:25:10.347047925</meta:creation-date>
    <meta:editing-duration>PT17M45S</meta:editing-duration>
    <meta:editing-cycles>3</meta:editing-cycles>
    <dc:date>2016-03-25T17:58:08.320815140</dc:date>
    <dc:creator>JJ Merelo</dc:creator>
    <meta:generator>LibreOffice/5.0.5.2$Linux_X86_64 LibreOffice_project/00m0$Build-2</meta:generator>
    <meta:document-statistic meta:object-count="27"/>
  </office:meta>
</office:document-meta>
</file>